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</office:font-face-decls>
  <office:automatic-styles>
    <text:list-style style:name="LFO3">
      <text:list-level-style-number text:level="1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65in" text:min-label-width="0.25in" text:list-level-position-and-space-mode="label-alignment">
          <style:list-level-label-alignment text:label-followed-by="listtab" fo:margin-left="0.9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15in" text:min-label-width="0.25in" text:list-level-position-and-space-mode="label-alignment">
          <style:list-level-label-alignment text:label-followed-by="listtab" fo:margin-left="1.4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4in" text:min-label-width="0.25in" text:list-level-position-and-space-mode="label-alignment">
          <style:list-level-label-alignment text:label-followed-by="listtab" fo:margin-left="1.6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65in" text:min-label-width="0.25in" text:list-level-position-and-space-mode="label-alignment">
          <style:list-level-label-alignment text:label-followed-by="listtab" fo:margin-left="1.9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2.15in" text:min-label-width="0.25in" text:list-level-position-and-space-mode="label-alignment">
          <style:list-level-label-alignment text:label-followed-by="listtab" fo:margin-left="2.4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5" style:parent-style-name="Standard" style:family="paragraph">
      <style:text-properties fo:font-size="18pt" style:font-size-asian="18pt" style:font-size-complex="18pt"/>
    </style:style>
    <style:style style:name="P16" style:parent-style-name="Standard" style:family="paragraph">
      <style:paragraph-properties fo:break-before="page"/>
    </style:style>
    <style:style style:name="P17" style:parent-style-name="Standard" style:family="paragraph">
      <style:paragraph-properties fo:text-align="center"/>
    </style:style>
    <style:style style:name="TableColumn19" style:family="table-column">
      <style:table-column-properties style:column-width="1.1208in" style:use-optimal-column-width="false"/>
    </style:style>
    <style:style style:name="TableColumn20" style:family="table-column">
      <style:table-column-properties style:column-width="0.875in" style:use-optimal-column-width="false"/>
    </style:style>
    <style:style style:name="TableColumn21" style:family="table-column">
      <style:table-column-properties style:column-width="3.7506in" style:use-optimal-column-width="false"/>
    </style:style>
    <style:style style:name="TableColumn22" style:family="table-column">
      <style:table-column-properties style:column-width="1.2048in" style:use-optimal-column-width="false"/>
    </style:style>
    <style:style style:name="Table18" style:family="table">
      <style:table-properties style:width="6.9513in" fo:margin-left="0.0034in" table:align="left"/>
    </style:style>
    <style:style style:name="TableRow23" style:family="table-row">
      <style:table-row-properties style:min-row-height="0.227in"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Row32" style:family="table-row">
      <style:table-row-properties style:min-row-height="0.4638in"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 fo:margin-left="0in">
        <style:tab-stops/>
      </style:paragraph-properties>
    </style:style>
    <style:style style:name="TableRow41" style:family="table-row">
      <style:table-row-properties style:min-row-height="0.227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00%"/>
    </style:style>
    <style:style style:name="P50" style:parent-style-name="Standard" style:family="paragraph">
      <style:paragraph-properties>
        <style:tab-stops>
          <style:tab-stop style:type="left" style:position="2.9562in"/>
        </style:tab-stops>
      </style:paragraph-properties>
    </style:style>
    <style:style style:name="P51" style:parent-style-name="Standard" style:family="paragraph">
      <style:paragraph-properties>
        <style:tab-stops>
          <style:tab-stop style:type="left" style:position="1.3305in"/>
        </style:tab-stops>
      </style:paragraph-properties>
    </style:style>
    <style:style style:name="P52" style:parent-style-name="Standard" style:family="paragraph">
      <style:paragraph-properties fo:margin-left="0in">
        <style:tab-stops/>
      </style:paragraph-properties>
      <style:text-properties fo:hyphenate="true"/>
    </style:style>
    <style:style style:name="P53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59" style:parent-style-name="Contents1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2" style:parent-style-name="Contents3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3" style:parent-style-name="Contents3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7in"/>
        </style:tab-stops>
      </style:paragraph-properties>
    </style:style>
    <style:style style:name="P67" style:parent-style-name="Standard" style:family="paragraph">
      <style:paragraph-properties>
        <style:tab-stops>
          <style:tab-stop style:type="left" style:position="1.3305in"/>
        </style:tab-stops>
      </style:paragraph-properties>
    </style:style>
    <style:style style:name="P68" style:parent-style-name="Standard" style:family="paragraph">
      <style:paragraph-properties fo:margin-left="0in">
        <style:tab-stops/>
      </style:paragraph-properties>
      <style:text-properties fo:hyphenate="true"/>
    </style:style>
    <style:style style:name="TableColumn70" style:family="table-column">
      <style:table-column-properties style:column-width="0.5868in" style:use-optimal-column-width="false"/>
    </style:style>
    <style:style style:name="TableColumn71" style:family="table-column">
      <style:table-column-properties style:column-width="3.8798in" style:use-optimal-column-width="false"/>
    </style:style>
    <style:style style:name="TableColumn72" style:family="table-column">
      <style:table-column-properties style:column-width="2.234in" style:use-optimal-column-width="false"/>
    </style:style>
    <style:style style:name="Table69" style:family="table">
      <style:table-properties style:width="6.7006in" fo:margin-left="0.4034in" table:align="left"/>
    </style:style>
    <style:style style:name="TableRow73" style:family="table-row">
      <style:table-row-properties style:min-row-height="0.302in"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margin-left="0in">
        <style:tab-stops/>
      </style:paragraph-properties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margin-left="0in">
        <style:tab-stops/>
      </style:paragraph-properties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margin-left="0in">
        <style:tab-stops/>
      </style:paragraph-properties>
    </style:style>
    <style:style style:name="TableRow80" style:family="table-row">
      <style:table-row-properties style:min-row-height="0.2909in"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margin-left="0in">
        <style:tab-stops/>
      </style:paragraph-properties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margin-left="0in">
        <style:tab-stops/>
      </style:paragraph-properties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margin-left="0in">
        <style:tab-stops/>
      </style:paragraph-properties>
    </style:style>
    <style:style style:name="TableRow87" style:family="table-row">
      <style:table-row-properties style:min-row-height="0.302in"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margin-left="0in">
        <style:tab-stops/>
      </style:paragraph-properties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margin-left="0in">
        <style:tab-stops/>
      </style:paragraph-properties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margin-left="0in">
        <style:tab-stops/>
      </style:paragraph-properties>
    </style:style>
    <style:style style:name="TableRow94" style:family="table-row">
      <style:table-row-properties style:min-row-height="0.302in"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margin-left="0in">
        <style:tab-stops/>
      </style:paragraph-properties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margin-left="0in">
        <style:tab-stops/>
      </style:paragraph-properties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margin-left="0in">
        <style:tab-stops/>
      </style:paragraph-properties>
    </style:style>
    <style:style style:name="P101" style:parent-style-name="ListParagraph" style:list-style-name="LFO3" style:family="paragraph"/>
    <style:style style:name="P102" style:parent-style-name="ListParagraph" style:list-style-name="LFO3" style:family="paragraph"/>
    <style:style style:name="P103" style:parent-style-name="ListParagraph" style:list-style-name="LFO3" style:family="paragraph"/>
    <style:style style:name="P104" style:parent-style-name="ListParagraph" style:list-style-name="LFO3" style:family="paragraph"/>
    <style:style style:name="P105" style:parent-style-name="ListParagraph" style:list-style-name="LFO3" style:family="paragraph"/>
    <style:style style:name="P106" style:parent-style-name="ListParagraph" style:list-style-name="LFO3" style:family="paragraph"/>
    <style:style style:name="P107" style:parent-style-name="ListParagraph" style:family="paragraph">
      <style:paragraph-properties fo:margin-left="0.75in" fo:text-indent="-0.25in">
        <style:tab-stops/>
      </style:paragraph-properties>
    </style:style>
    <style:style style:name="P108" style:parent-style-name="ListParagraph" style:family="paragraph">
      <style:paragraph-properties fo:margin-left="0in">
        <style:tab-stops/>
      </style:paragraph-properties>
    </style:style>
    <style:style style:name="P109" style:parent-style-name="Standard" style:list-style-name="LFO4" style:family="paragraph">
      <style:paragraph-properties fo:margin-bottom="0in" fo:line-height="100%"/>
    </style:style>
    <style:style style:name="P110" style:parent-style-name="Standard" style:list-style-name="LFO4" style:family="paragraph">
      <style:paragraph-properties fo:margin-bottom="0in" fo:line-height="100%"/>
    </style:style>
    <style:style style:name="P111" style:parent-style-name="Standard" style:list-style-name="LFO4" style:family="paragraph">
      <style:paragraph-properties fo:margin-bottom="0in" fo:line-height="100%"/>
    </style:style>
    <style:style style:name="P112" style:parent-style-name="Standard" style:list-style-name="LFO4" style:family="paragraph">
      <style:paragraph-properties fo:margin-bottom="0in" fo:line-height="100%"/>
    </style:style>
    <style:style style:name="P113" style:parent-style-name="Standard" style:list-style-name="LFO4" style:family="paragraph">
      <style:paragraph-properties fo:margin-bottom="0in" fo:line-height="100%"/>
    </style:style>
    <style:style style:name="P114" style:parent-style-name="Standard" style:family="paragraph">
      <style:paragraph-properties fo:margin-bottom="0in" fo:line-height="100%"/>
    </style:style>
    <style:style style:name="P115" style:parent-style-name="Standard" style:family="paragraph">
      <style:paragraph-properties fo:margin-bottom="0in" fo:line-height="100%"/>
    </style:style>
    <style:style style:name="P116" style:parent-style-name="Standard" style:family="paragraph">
      <style:paragraph-properties fo:margin-bottom="0in" fo:line-height="100%"/>
    </style:style>
    <style:style style:name="P117" style:parent-style-name="Standard" style:family="paragraph">
      <style:paragraph-properties fo:margin-left="0in">
        <style:tab-stops/>
      </style:paragraph-properties>
    </style:style>
    <style:style style:name="P118" style:parent-style-name="Standard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/>
      <text:p text:style-name="P5">Elektrotehnički fakultet u Beogradu</text:p>
      <text:p text:style-name="P6">SI3PSI Principi Softverskog Inženjerstva</text:p>
      <text:p text:style-name="P7"/>
      <text:p text:style-name="P8">Projekat Elektronski Dnevnik</text:p>
      <text:p text:style-name="P9"/>
      <text:p text:style-name="P10"/>
      <text:p text:style-name="P11">Specifikacija scenarija upotrebe funkcionalnosti</text:p>
      <text:p text:style-name="P12">registracija korisnika</text:p>
      <text:p text:style-name="P13"/>
      <text:p text:style-name="P14">Verzija 1.0</text:p>
      <text:p text:style-name="P15"/>
      <text:p text:style-name="P16"/>
      <text:p text:style-name="P17"><text:tab/>Istorija izmena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Datum</text:p>
          </table:table-cell>
          <table:table-cell table:style-name="TableCell26">
            <text:p text:style-name="P27">Verzija</text:p>
          </table:table-cell>
          <table:table-cell table:style-name="TableCell28">
            <text:p text:style-name="P29">Kratak opis</text:p>
          </table:table-cell>
          <table:table-cell table:style-name="TableCell30">
            <text:p text:style-name="P31">Autor</text:p>
          </table:table-cell>
        </table:table-row>
        <table:table-row table:style-name="TableRow32">
          <table:table-cell table:style-name="TableCell33">
            <text:p text:style-name="P34">15.4.2026.</text:p>
          </table:table-cell>
          <table:table-cell table:style-name="TableCell35">
            <text:p text:style-name="P36">1.0</text:p>
          </table:table-cell>
          <table:table-cell table:style-name="TableCell37">
            <text:p text:style-name="P38">Inicijalna verzija</text:p>
          </table:table-cell>
          <table:table-cell table:style-name="TableCell39">
            <text:p text:style-name="P40">Vuk Dolijanović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</table:table>
      <text:p text:style-name="P50"/>
      <text:p text:style-name="Standard"/>
      <text:p text:style-name="Standard"/>
      <text:p text:style-name="Standard"/>
      <text:p text:style-name="Standard"/>
      <text:p text:style-name="P51"><text:tab/></text:p>
      <text:p text:style-name="P52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3">Sadržaj</text:p>
          <text:p text:style-name="P54"><text:a xlink:href="#__RefHeading___Toc4861_667440125" office:target-frame-name="_top" xlink:show="replace">1. Uvod<text:tab/>4</text:a></text:p>
          <text:p text:style-name="P55"><text:a xlink:href="#__RefHeading___Toc4863_667440125" office:target-frame-name="_top" xlink:show="replace">1.1 Rezime<text:tab/>4</text:a></text:p>
          <text:p text:style-name="P56"><text:a xlink:href="#__RefHeading___Toc4865_667440125" office:target-frame-name="_top" xlink:show="replace">1.2 Namena dokumenta i ciljne grupe<text:tab/>4</text:a></text:p>
          <text:p text:style-name="P57"><text:a xlink:href="#__RefHeading___Toc4867_667440125" office:target-frame-name="_top" xlink:show="replace">1.3 Reference<text:tab/>4</text:a></text:p>
          <text:p text:style-name="P58"><text:a xlink:href="#__RefHeading___Toc4869_667440125" office:target-frame-name="_top" xlink:show="replace">1.4 Otvorena pitanja<text:tab/>4</text:a></text:p>
          <text:p text:style-name="P59"><text:a xlink:href="#__RefHeading___Toc4871_667440125" office:target-frame-name="_top" xlink:show="replace">2. Scenario registracije korisnika<text:tab/>4</text:a></text:p>
          <text:p text:style-name="P60"><text:a xlink:href="#__RefHeading___Toc4873_667440125" office:target-frame-name="_top" xlink:show="replace">2.1 Kratak opis<text:tab/>4</text:a></text:p>
          <text:p text:style-name="P61"><text:a xlink:href="#__RefHeading___Toc4875_667440125" office:target-frame-name="_top" xlink:show="replace">2.2 Tok događaja<text:tab/>4</text:a></text:p>
          <text:p text:style-name="P62"><text:a xlink:href="#__RefHeading___Toc4877_667440125" office:target-frame-name="_top" xlink:show="replace">2.2.1 <text:s/>Upisivanje časova<text:tab/>4</text:a></text:p>
          <text:p text:style-name="P63"><text:a xlink:href="#__RefHeading___Toc4879_667440125" office:target-frame-name="_top" xlink:show="replace">2.2.2 <text:s/>Upisivanje kontrolnih testova<text:tab/>5</text:a></text:p>
          <text:p text:style-name="P64"><text:a xlink:href="#__RefHeading___Toc4881_667440125" office:target-frame-name="_top" xlink:show="replace">2.3 Posebni zahtevi<text:tab/>5</text:a></text:p>
          <text:p text:style-name="P65"><text:a xlink:href="#__RefHeading___Toc4883_667440125" office:target-frame-name="_top" xlink:show="replace">2.4 <text:s/>Preduslovi<text:tab/>5</text:a></text:p>
          <text:p text:style-name="P66"><text:a xlink:href="#__RefHeading___Toc4885_667440125" office:target-frame-name="_top" xlink:show="replace">2.5 Posledice<text:tab/>5</text:a></text:p>
        </text:index-body>
      </text:table-of-content>
      <text:p text:style-name="P67"/>
      <text:p text:style-name="P68"/>
      <text:h text:style-name="Heading1" text:outline-level="1"><text:bookmark-start text:name="_Toc227175560"/><text:bookmark-start text:name="__RefHeading___Toc4861_667440125"/>Uvod<text:bookmark-end text:name="_Toc227175560"/><text:bookmark-end text:name="__RefHeading___Toc4861_667440125"/></text:h>
      <text:h text:style-name="Heading2" text:outline-level="2"><text:bookmark-start text:name="_Toc227175561"/><text:bookmark-start text:name="__RefHeading___Toc4863_667440125"/>Rezime<text:bookmark-end text:name="_Toc227175561"/><text:bookmark-end text:name="__RefHeading___Toc4863_667440125"/></text:h>
      <text:p text:style-name="Standard">Definisanje scenarija upotrebe pri upisivanju časova i kontrolnih zadataka.</text:p>
      <text:h text:style-name="Heading2" text:outline-level="2"><text:bookmark-start text:name="_Toc227175562"/><text:bookmark-start text:name="__RefHeading___Toc4865_667440125"/>Namena dokumenta i ciljne grupe<text:bookmark-end text:name="_Toc227175562"/><text:bookmark-end text:name="__RefHeading___Toc4865_667440125"/></text:h>
      <text:p text:style-name="Standard">Dokument će koristiti svi članovi projektnog tima u razvoju projekta i testiranju a može se koristiti i pri pisanju uputstva za upotrebu.</text:p>
      <text:h text:style-name="Heading2" text:outline-level="2"><text:bookmark-start text:name="_Toc227175563"/><text:bookmark-start text:name="__RefHeading___Toc4867_667440125"/>Reference<text:bookmark-end text:name="_Toc227175563"/><text:bookmark-end text:name="__RefHeading___Toc4867_667440125"/></text:h>
      <text:p text:style-name="ListParagraph">Projektni zadatak</text:p>
      <text:p text:style-name="ListParagraph">Uputstvo za pisanje specifikacije scenarija upotrebe funkcionalnosti</text:p>
      <text:h text:style-name="Heading2" text:outline-level="2"><text:bookmark-start text:name="_Toc227175564"/><text:bookmark-start text:name="__RefHeading___Toc4869_667440125"/>Otvorena pitanja<text:bookmark-end text:name="_Toc227175564"/><text:bookmark-end text:name="__RefHeading___Toc4869_667440125"/></text:h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R.Br.</text:p>
          </table:table-cell>
          <table:table-cell table:style-name="TableCell76">
            <text:p text:style-name="P77">Opis</text:p>
          </table:table-cell>
          <table:table-cell table:style-name="TableCell78">
            <text:p text:style-name="P79">Rešenje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Standard"/>
      <text:h text:style-name="Heading1" text:outline-level="1"><text:bookmark-start text:name="_Toc227175565"/><text:bookmark-start text:name="__RefHeading___Toc4871_667440125"/>Scenario registracije korisnika<text:bookmark-end text:name="_Toc227175565"/><text:bookmark-end text:name="__RefHeading___Toc4871_667440125"/></text:h>
      <text:h text:style-name="Heading2" text:outline-level="2"><text:bookmark-start text:name="_Toc227175566"/><text:bookmark-start text:name="__RefHeading___Toc4873_667440125"/>Kratak opis<text:bookmark-end text:name="_Toc227175566"/><text:bookmark-end text:name="__RefHeading___Toc4873_667440125"/></text:h>
      <text:p text:style-name="Standard">Registracija direktora od strane administratora, ili registracija učenika ili nastavnika od strane direktora.</text:p>
      <text:h text:style-name="Heading2" text:outline-level="2"><text:bookmark-start text:name="_Toc227175567"/><text:bookmark-start text:name="__RefHeading___Toc4875_667440125"/>Tok događaja<text:bookmark-end text:name="_Toc227175567"/><text:bookmark-end text:name="__RefHeading___Toc4875_667440125"/></text:h>
      <text:h text:style-name="Heading3" text:outline-level="3"><text:bookmark-start text:name="__RefHeading___Toc4877_667440125"/><text:s/>Upisivanje časova<text:bookmark-end text:name="__RefHeading___Toc4877_667440125"/></text:h>
      <text:list text:style-name="LFO3" text:continue-numbering="true">
        <text:list-item>
          <text:p text:style-name="P101">Nastavnik bira odeljenje, datum i predmet za koji želi da upiše čas</text:p>
        </text:list-item>
        <text:list-item>
          <text:p text:style-name="P102">Sistem proverava podatke</text:p>
        </text:list-item>
        <text:list-item>
          <text:p text:style-name="P103">Sistem prikazuje učenike odeljenja koje je izabrano, nastavnik bira učenike tog odeljenja koji su odsutni</text:p>
        </text:list-item>
        <text:list-item>
          <text:p text:style-name="P104">Nastavnik piše sadržaj lekcije</text:p>
        </text:list-item>
        <text:list-item>
          <text:p text:style-name="P105">Nastavnik zahteva da se čas upiše</text:p>
        </text:list-item>
        <text:list-item>
          <text:p text:style-name="P106">Čas je uspešno upisan, vraćamo se na prethodnu stranicu<text:bookmark-start text:name="_Toc227175569"/><text:bookmark-end text:name="_Toc227175569"/></text:p>
        </text:list-item>
      </text:list>
      <text:p text:style-name="P107"/>
      <text:p text:style-name="ListParagraph">3a. Datum je neradni dan</text:p>
      <text:p text:style-name="P108"><text:s text:c="16"/>.1 Prikazuje se poruka nastavniku da datum nije u redu</text:p>
      <text:p text:style-name="ListParagraph"><text:s text:c="7"/>.2 Vraćamo se na korak 1</text:p>
      <text:h text:style-name="Heading3" text:outline-level="3"><text:bookmark-start text:name="__RefHeading___Toc4879_667440125"/><text:s/>Upisivanje kontrolnih testova<text:bookmark-end text:name="__RefHeading___Toc4879_667440125"/></text:h>
      <text:list text:style-name="LFO4" text:continue-numbering="true">
        <text:list-item>
          <text:p text:style-name="P109">Nastavnik bira datum, predmet i odeljenje za koje upisuje kontrolni zadatak</text:p>
        </text:list-item>
        <text:list-item>
          <text:p text:style-name="P110">Sistem proverava podatke</text:p>
        </text:list-item>
        <text:list-item>
          <text:p text:style-name="P111">Nastavnik upisuje ocene ili nije izašao za svoje učenike</text:p>
        </text:list-item>
        <text:list-item>
          <text:p text:style-name="P112">Nastavnik zaheva <text:s/>da se kontrolni test upiše</text:p>
        </text:list-item>
        <text:list-item>
          <text:p text:style-name="P113">Nastavniku se prikazuje poruka o upisanom testu i eventualnim učenicima koji su počevši od ovog kontrolnog ušli u „kritičan broj propuštenih kontrolnih“ ili kritičan prosek ocena</text:p>
        </text:list-item>
      </text:list>
      <text:p text:style-name="P114">3a. Datum je neradni dan</text:p>
      <text:p text:style-name="P115"><text:tab/><text:tab/>.1 Prikazuje se poruka nastavniku da datum nije u redu</text:p>
      <text:p text:style-name="P116"><text:tab/><text:tab/>.2 Vraćamo se na korak 1</text:p>
      <text:p text:style-name="P117"/>
      <text:p text:style-name="P118"/>
      <text:h text:style-name="Heading2" text:outline-level="2"><text:bookmark-start text:name="_Toc227175571"/><text:bookmark-start text:name="__RefHeading___Toc4881_667440125"/>Posebni zahtevi<text:bookmark-end text:name="_Toc227175571"/><text:bookmark-end text:name="__RefHeading___Toc4881_667440125"/></text:h>
      <text:p text:style-name="Standard">Nema posebnih zahteva</text:p>
      <text:h text:style-name="Heading2" text:outline-level="2"><text:bookmark-start text:name="__RefHeading___Toc4883_667440125"/><text:s/><text:bookmark-start text:name="_Toc227175572"/>Preduslovi<text:bookmark-end text:name="__RefHeading___Toc4883_667440125"/><text:bookmark-end text:name="_Toc227175572"/></text:h>
      <text:p text:style-name="Standard">Korisnik mora biti ulogovan i da ima ulogu nastavnika.</text:p>
      <text:p text:style-name="Standard">Predmeti moraju da budu definisani od strane administratora.</text:p>
      <text:p text:style-name="Standard">Opciono, izborni predmeti moraju biti definisani od strane direktora</text:p>
      <text:p text:style-name="Standard">Odeljenja moraju biti definisana od strane direktora.</text:p>
      <text:p text:style-name="Standard">Učenici moraju biti upisani u odeljenje od strane direktora.</text:p>
      <text:p text:style-name="Standard">Deo sistema za praćenje praznika mora da radi (eksterni API mora biti dostupan)</text:p>
      <text:h text:style-name="Heading2" text:outline-level="2"><text:bookmark-start text:name="_Toc227175573"/><text:bookmark-start text:name="__RefHeading___Toc4885_667440125"/>Posledice<text:bookmark-end text:name="_Toc227175573"/><text:bookmark-end text:name="__RefHeading___Toc4885_667440125"/></text:h>
      <text:p text:style-name="Standard">Podaci o ocenama i izostancima za specifičnog učenika se ažuriraju u bazi.</text:p>
      <text:p text:style-name="Standard">Podaci o testovima i časovima se ažuriraju u baz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15%" fo:margin-left="0.4in">
        <style:tab-stops/>
      </style:paragraph-properties>
      <style:text-properties fo:language="sr" fo:country="R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IndexHeading" style:display-name="Index Heading" style:family="paragraph" style:parent-style-name="Heading">
      <style:text-properties fo:hyphenate="false"/>
    </style:style>
    <style:style style:name="ContentsHeading" style:display-name="Contents Heading" style:family="paragraph" style:parent-style-name="Heading1" style:next-style-name="Standard" style:default-outline-level="1">
      <style:paragraph-properties fo:margin-top="0.1666in" fo:margin-bottom="0in" fo:line-height="107%"/>
      <style:text-properties style:letter-kerning="false" fo:font-size="16pt" style:font-size-asian="16pt" style:font-size-complex="16pt" fo:language="en" fo:country="US" fo:hyphenate="true"/>
    </style:style>
    <style:style style:name="Contents1" style:display-name="Contents 1" style:family="paragraph" style:parent-style-name="Standard" style:next-style-name="Standard" style:auto-update="true">
      <style:paragraph-properties fo:margin-bottom="0.0694in" fo:margin-left="0in">
        <style:tab-stops/>
      </style:paragraph-properties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Aptos Display" style:font-name-asian="Aptos" style:font-name-complex="DejaVu Sans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Aptos" style:font-name-complex="DejaVu Sans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Aptos" style:font-name-complex="DejaVu Sans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Aptos" style:font-name-complex="DejaVu Sans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Aptos" style:font-name-complex="DejaVu Sans" fo:color="#0F4761"/>
    </style:style>
    <style:style style:name="Heading6Char" style:display-name="Heading 6 Char" style:family="text" style:parent-style-name="DefaultParagraphFont">
      <style:text-properties style:font-name-asian="Aptos" style:font-name-complex="DejaVu Sans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Aptos" style:font-name-complex="DejaVu Sans" fo:color="#595959"/>
    </style:style>
    <style:style style:name="Heading8Char" style:display-name="Heading 8 Char" style:family="text" style:parent-style-name="DefaultParagraphFont">
      <style:text-properties style:font-name-asian="Aptos" style:font-name-complex="DejaVu Sans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Aptos" style:font-name-complex="DejaVu Sans" fo:color="#272727"/>
    </style:style>
    <style:style style:name="TitleChar" style:display-name="Title Char" style:family="text" style:parent-style-name="DefaultParagraphFont">
      <style:text-properties style:font-name="Aptos Display" style:font-name-asian="Aptos" style:font-name-complex="DejaVu Sans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Aptos" style:font-name-complex="DejaVu Sans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IndexLink" style:display-name="Index Link" style:family="text"/>
    <style:style style:name="NumberingSymbols" style:display-name="Numbering Symbols" style:family="text"/>
    <text:list-style style:name="NoList_1" style:display-name="No List_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list-format-name="NLF0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outline-level-style>
      <text:outline-level-style text:level="4" style:num-prefix="(" style:num-suffix=")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outline-level-style>
      <text:outline-level-style text:level="5" style:num-prefix="(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outline-level-style>
      <text:outline-level-style text:level="6" style:num-prefix="(" style:num-suffix=")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outline-level-style>
      <text:outline-level-style text:level="7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outline-level-style>
      <text:outline-level-style text:level="8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outline-level-style>
      <text:outline-level-style text:level="9" style:num-suffix="." style:num-list-format-name="NLF0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65in" text:min-label-width="0.25in" text:list-level-position-and-space-mode="label-alignment">
          <style:list-level-label-alignment text:label-followed-by="listtab" fo:margin-left="0.9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15in" text:min-label-width="0.25in" text:list-level-position-and-space-mode="label-alignment">
          <style:list-level-label-alignment text:label-followed-by="listtab" fo:margin-left="1.4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4in" text:min-label-width="0.25in" text:list-level-position-and-space-mode="label-alignment">
          <style:list-level-label-alignment text:label-followed-by="listtab" fo:margin-left="1.6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65in" text:min-label-width="0.25in" text:list-level-position-and-space-mode="label-alignment">
          <style:list-level-label-alignment text:label-followed-by="listtab" fo:margin-left="1.9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2.15in" text:min-label-width="0.25in" text:list-level-position-and-space-mode="label-alignment">
          <style:list-level-label-alignment text:label-followed-by="listtab" fo:margin-left="2.4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  <style:text-properties fo:font-style="italic" style:font-style-asian="italic" style:font-style-complex="italic"/>
    </style:style>
    <style:style style:name="P3" style:parent-style-name="Footer" style:family="paragraph">
      <style:paragraph-properties fo:text-align="center"/>
    </style:style>
    <style:style style:name="P4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Direktori</text:p>
        <text:p text:style-name="Header"/>
      </style:header>
      <style:footer>
        <text:p text:style-name="P3"><text:page-number text:fixed="false">5</text:page-number>/<text:page-count style:num-format="1">5</text:page-count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Stefan</meta:initial-creator>
    <dc:creator>Stefan</dc:creator>
    <meta:creation-date>2026-04-14T20:58:00Z</meta:creation-date>
    <dc:date>2026-04-16T12:55:00Z</dc:date>
    <meta:template xlink:href="Normal.dotm" xlink:type="simple"/>
    <meta:editing-cycles>9</meta:editing-cycles>
    <meta:editing-duration>PT4200S</meta:editing-duration>
    <meta:user-defined meta:name="AppVersion">16.0000</meta:user-defined>
    <meta:document-statistic meta:page-count="5" meta:paragraph-count="6" meta:word-count="514" meta:character-count="3440" meta:row-count="24" meta:non-whitespace-character-count="2932"/>
  </office:meta>
</office:document-meta>
</file>